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Arial2"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font-name="Courier" fo:font-size="12pt" style:font-size-asian="10.5pt" style:font-size-complex="12pt"/>
    </style:style>
    <style:style style:name="P2" style:family="paragraph" style:parent-style-name="Standard">
      <style:paragraph-properties fo:text-align="start" style:justify-single-word="false"/>
      <style:text-properties style:font-name="Courier" fo:font-size="10.5pt" style:font-size-asian="10.5pt" style:font-size-complex="10.5pt"/>
    </style:style>
    <style:style style:name="P3" style:family="paragraph" style:parent-style-name="Standard">
      <style:paragraph-properties fo:text-align="start" style:justify-single-word="false"/>
      <style:text-properties style:font-name="Courier" fo:font-size="11pt" style:font-size-asian="11pt" style:font-size-complex="11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paragraph-properties fo:text-align="center"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fo:font-size="11pt" style:font-size-asian="11pt" style:font-size-complex="11pt"/>
    </style:style>
    <style:style style:name="P7" style:family="paragraph" style:parent-style-name="Standard">
      <style:paragraph-properties fo:text-align="start" style:justify-single-word="false"/>
      <style:text-properties style:font-name="Arial" fo:font-size="10.5pt" style:font-size-asian="10.5pt" style:font-size-complex="10.5pt"/>
    </style:style>
    <style:style style:name="P8" style:family="paragraph" style:parent-style-name="Standard">
      <style:paragraph-properties fo:text-align="start" style:justify-single-word="false"/>
      <style:text-properties style:font-name="Times New Roman" fo:font-size="14pt" style:font-size-asian="12.25pt" style:font-size-complex="14pt"/>
    </style:style>
    <style:style style:name="P9" style:family="paragraph" style:parent-style-name="Standard">
      <style:paragraph-properties fo:text-align="start" style:justify-single-word="false"/>
      <style:text-properties style:font-name="Arial" fo:font-size="11pt" style:font-size-asian="11pt" style:font-size-complex="11pt"/>
    </style:style>
    <style:style style:name="P10" style:family="paragraph" style:parent-style-name="Standard">
      <style:paragraph-properties fo:text-align="start" style:justify-single-word="false">
        <style:tab-stops/>
      </style:paragraph-properties>
      <style:text-properties style:font-name="Arial" fo:font-size="12pt" style:font-size-asian="10.5pt" style:font-size-complex="12pt"/>
    </style:style>
    <style:style style:name="P11" style:family="paragraph" style:parent-style-name="Standard" style:list-style-name="L1">
      <style:paragraph-properties fo:text-align="start" style:justify-single-word="false">
        <style:tab-stops/>
      </style:paragraph-properties>
      <style:text-properties style:font-name="Arial" fo:font-size="12pt" style:font-size-asian="10.5pt" style:font-size-complex="12pt"/>
    </style:style>
    <style:style style:name="P12" style:family="paragraph" style:parent-style-name="Standard">
      <style:paragraph-properties fo:text-align="center" style:justify-single-word="false">
        <style:tab-stops/>
      </style:paragraph-properties>
      <style:text-properties style:font-name="Arial" fo:font-size="12pt" style:font-size-asian="10.5pt" style:font-size-complex="12pt"/>
    </style:style>
    <style:style style:name="P13" style:family="paragraph" style:parent-style-name="Standard">
      <style:paragraph-properties fo:text-align="center" style:justify-single-word="false"/>
      <style:text-properties style:font-name="Arial" fo:font-size="12pt" officeooo:paragraph-rsid="000e5ce3" style:font-size-asian="10.5pt" style:font-size-complex="12pt"/>
    </style:style>
    <style:style style:name="P14"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style:font-name="Arial" fo:font-size="14pt" style:font-size-asian="14pt" style:font-size-complex="14pt"/>
    </style:style>
    <style:style style:name="P16" style:family="paragraph" style:parent-style-name="Standard">
      <style:paragraph-properties fo:text-align="start" style:justify-single-word="false"/>
      <style:text-properties style:font-name="Courier" fo:font-size="11pt" style:font-size-asian="11pt" style:font-size-complex="11pt"/>
    </style:style>
    <style:style style:name="P17" style:family="paragraph" style:parent-style-name="Standard">
      <style:paragraph-properties fo:text-align="start" style:justify-single-word="false"/>
      <style:text-properties style:font-name="Courier" fo:font-size="11pt" officeooo:paragraph-rsid="000c8dec" style:font-size-asian="11pt" style:font-size-complex="11pt"/>
    </style:style>
    <style:style style:name="P18" style:family="paragraph" style:parent-style-name="Standard">
      <style:paragraph-properties fo:text-align="center" style:justify-single-word="false"/>
      <style:text-properties style:font-name="Courier" fo:font-size="12pt" style:font-size-asian="10.5pt" style:font-size-complex="12pt"/>
    </style:style>
    <style:style style:name="P19" style:family="paragraph" style:parent-style-name="Standard">
      <style:paragraph-properties fo:text-align="start" style:justify-single-word="false">
        <style:tab-stops/>
      </style:paragraph-properties>
      <style:text-properties style:font-name="Courier" fo:font-size="12pt" officeooo:paragraph-rsid="000e5ce3" style:font-size-asian="10.5pt" style:font-size-complex="12pt"/>
    </style:style>
    <style:style style:name="P20" style:family="paragraph" style:parent-style-name="Standard">
      <style:paragraph-properties fo:text-align="start" style:justify-single-word="false"/>
      <style:text-properties style:font-name="Courier" fo:font-size="12pt" officeooo:paragraph-rsid="000e5ce3" style:font-size-asian="10.5pt" style:font-size-complex="12pt"/>
    </style:style>
    <style:style style:name="P21" style:family="paragraph" style:parent-style-name="Standard">
      <style:paragraph-properties fo:text-align="center" style:justify-single-word="false"/>
      <style:text-properties style:font-name="Ariel" fo:font-size="12pt" officeooo:paragraph-rsid="000c8dec" style:font-size-asian="10.5pt" style:font-size-complex="12pt"/>
    </style:style>
    <style:style style:name="P22" style:family="paragraph" style:parent-style-name="Standard">
      <style:paragraph-properties fo:text-align="center" style:justify-single-word="false" fo:break-before="page"/>
      <style:text-properties style:font-name="Arial" fo:font-size="12pt" style:font-size-asian="10.5pt" style:font-size-complex="12pt"/>
    </style:style>
    <style:style style:name="P23" style:family="paragraph" style:parent-style-name="Standard">
      <style:paragraph-properties fo:text-align="center" style:justify-single-word="false" fo:break-before="column"/>
      <style:text-properties style:font-name="Ariel" fo:font-size="14pt" officeooo:paragraph-rsid="000c8dec" style:font-size-asian="14pt" style:font-size-complex="14pt"/>
    </style:style>
    <style:style style:name="P24" style:family="paragraph" style:parent-style-name="Standard">
      <style:paragraph-properties fo:text-align="center" style:justify-single-word="false" fo:break-before="column">
        <style:tab-stops/>
      </style:paragraph-properties>
      <style:text-properties style:font-name="Arial" fo:font-size="12pt" style:font-size-asian="10.5pt" style:font-size-complex="12pt"/>
    </style:style>
    <style:style style:name="T1" style:family="text">
      <style:text-properties style:font-name="Arial"/>
    </style:style>
    <style:style style:name="T2" style:family="text">
      <style:text-properties style:font-name="Arial" style:text-underline-style="none" officeooo:rsid="000c8de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c8dec"/>
    </style:style>
    <style:style style:name="T5" style:family="text">
      <style:text-properties officeooo:rsid="000c8dec"/>
    </style:style>
    <style:style style:name="T6" style:family="text">
      <style:text-properties style:text-underline-style="none" officeooo:rsid="000c8dec"/>
    </style:style>
    <style:style style:name="T7" style:family="text">
      <style:text-properties style:text-position="super 58%" style:text-underline-style="none" officeooo:rsid="000c8de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in" fo:text-indent="-0.25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text:span text:style-name="T5">tage</text:span> 2 Pocket Guide</text:p>
      <text:p text:style-name="P8"/>
      <text:p text:style-name="P2">.$.$0 (+-*/) Example flag line</text:p>
      <text:p text:style-name="P2"/>
      <text:p text:style-name="P7"><text:span text:style-name="T3">Col</text:span> <text:s/><text:span text:style-name="T3">Char</text:span> <text:s text:c="3"/><text:span text:style-name="T3">Use</text:span></text:p>
      <text:p text:style-name="P2"><text:s/>1 <text:s text:c="2"/>. <text:s text:c="2"/><text:span text:style-name="T1">Source end of line flag</text:span></text:p>
      <text:p text:style-name="P2"><text:s/>2 <text:s text:c="2"/>$ <text:s text:c="2"/><text:span text:style-name="T1">Source Parameter flag</text:span></text:p>
      <text:p text:style-name="P2"><text:s/>3 <text:s text:c="2"/>. <text:s text:c="2"/><text:span text:style-name="T1">Code body end of line flag</text:span></text:p>
      <text:p text:style-name="P2"><text:s/>4 <text:s text:c="2"/>$ <text:s text:c="2"/><text:span text:style-name="T1">Code body escape flag</text:span></text:p>
      <text:p text:style-name="P2"><text:s/>5 <text:s text:c="2"/>0 <text:s text:c="2"/><text:span text:style-name="T1">Character zero</text:span></text:p>
      <text:p text:style-name="P2"><text:s/>6 <text:s text:c="6"/><text:span text:style-name="T1">Blank character</text:span></text:p>
      <text:p text:style-name="P2"><text:s/>7 <text:s text:c="2"/>( <text:s text:c="2"/><text:span text:style-name="T1">Left parenthesis</text:span></text:p>
      <text:p text:style-name="P2"><text:s/>8 <text:s text:c="2"/>+ <text:s text:c="2"/><text:span text:style-name="T1">Add operator</text:span></text:p>
      <text:p text:style-name="P2"><text:s/>9 <text:s text:c="2"/>- <text:s text:c="2"/><text:span text:style-name="T1">Subtract operator</text:span></text:p>
      <text:p text:style-name="P2">10 <text:s text:c="2"/>* <text:s text:c="2"/><text:span text:style-name="T1">Multiply operator</text:span></text:p>
      <text:p text:style-name="P2">11 <text:s text:c="2"/>/ <text:s text:c="2"/><text:span text:style-name="T1">Divide operator</text:span></text:p>
      <text:p text:style-name="P2">12 <text:s text:c="2"/>) <text:s text:c="2"/><text:span text:style-name="T1">Right parenthesis</text:span></text:p>
      <text:p text:style-name="P2"/>
      <text:p text:style-name="P5">First Language Under Bootstrap</text:p>
      <text:p text:style-name="P2"/>
      <text:p text:style-name="P2">FLG $ = $.<text:tab/><text:tab/> <text:s text:c="2"/>PTR $ = $ + $.</text:p>
      <text:p text:style-name="P2">VAL $ = PTR $.<text:tab/> <text:s text:c="2"/>PTR $ = $ - $.</text:p>
      <text:p text:style-name="P2">PTR $ = VAL $.<text:tab/> <text:s text:c="2"/>PTR $ = $ * $.</text:p>
      <text:p text:style-name="P2"><text:tab/><text:tab/><text:tab/> <text:s text:c="2"/>PTR $ = $ / $.</text:p>
      <text:p text:style-name="P2">GET $ = $.</text:p>
      <text:p text:style-name="P2">STO $ = $.<text:tab/><text:tab/> <text:s text:c="2"/>STOP.</text:p>
      <text:p text:style-name="P2"><text:tab/><text:tab/><text:tab/> <text:s text:c="2"/>BEGIN $.</text:p>
      <text:p text:style-name="P2">VAL $ = $ + $.<text:tab/> <text:s text:c="2"/>END PROGRAM.</text:p>
      <text:p text:style-name="P2">VAL $ = $ - $.</text:p>
      <text:p text:style-name="P2">VAL $ = CHAR.<text:tab/> <text:s text:c="2"/>READ NEXT $.</text:p>
      <text:p text:style-name="P2">CHAR = VAL $.<text:tab/> <text:s text:c="2"/>WRITE NEXT $.</text:p>
      <text:p text:style-name="P2">MESSAGE $ TO $.<text:tab/> <text:s text:c="2"/>REWIND $.</text:p>
      <text:p text:style-name="P2"/>
      <text:p text:style-name="P2">LOC $.<text:tab/><text:tab/> <text:s text:c="2"/>TO $ BY $.</text:p>
      <text:p text:style-name="P2">TO $.<text:tab/><text:tab/><text:tab/> <text:s text:c="2"/>RETURN BY $.</text:p>
      <text:p text:style-name="P2"/>
      <text:p text:style-name="P2">TO $ IF FLG $ = $. <text:s/>TO $ IF PTR $ = $.</text:p>
      <text:p text:style-name="P2">TO $ IF FLG $ NE $. TO $ IF PTR $ NE $.</text:p>
      <text:p text:style-name="P2">TO $ IF VAL $ = $. <text:s/>TO $ IF PTR $ GE $.</text:p>
      <text:p text:style-name="P2">TO $ IF VAL $ NE $. TO $ IF PTR $ LT $.</text:p>
      <text:p text:style-name="P1"/>
      <text:p text:style-name="P1"/>
      <text:p text:style-name="P1"/>
      <text:p text:style-name="P1"/>
      <text:p text:style-name="P15">Parameter Conversions</text:p>
      <text:p text:style-name="P1"/>
      <text:p text:style-name="P1">$D0<text:tab/><text:span text:style-name="T1">Copy parameter to constructed line</text:span></text:p>
      <text:p text:style-name="P1"/>
      <text:p text:style-name="P1">$D1<text:tab/><text:span text:style-name="T1">Copy value of parameter to CL, if null</text:span></text:p>
      <text:p text:style-name="P4"><text:tab/>or undefined copy null</text:p>
      <text:p text:style-name="P1"/>
      <text:p text:style-name="P1">$D2<text:tab/><text:span text:style-name="T1">Copy value of parameter to CL, if null</text:span></text:p>
      <text:p text:style-name="P4"><text:tab/>copy null, if undefined, define</text:p>
      <text:p text:style-name="P4"><text:tab/>from symbol generator</text:p>
      <text:p text:style-name="P1"/>
      <text:p text:style-name="P1">$D3<text:tab/><text:span text:style-name="T1">Copy break character to CL, if</text:span></text:p>
      <text:p text:style-name="P4"><text:tab/>input param at EOL copy null (see</text:p>
      <text:p text:style-name="P1"><text:tab/>$D7<text:span text:style-name="T1">)</text:span></text:p>
      <text:p text:style-name="P1"/>
      <text:p text:style-name="P1">$D4<text:tab/><text:span text:style-name="T1">Evaluate param as arithmetic</text:span></text:p>
      <text:p text:style-name="P4"><text:tab/>expression, copy value to CL,</text:p>
      <text:p text:style-name="P4"><text:tab/>error if non-numeric value</text:p>
      <text:p text:style-name="P1"/>
      <text:p text:style-name="P1">$D5<text:tab/><text:span text:style-name="T1">Copy length of param to CL</text:span></text:p>
      <text:p text:style-name="P1"/>
      <text:p text:style-name="P1">$D6<text:tab/><text:span text:style-name="T1">Copy CL to parameter</text:span></text:p>
      <text:p text:style-name="P1"/>
      <text:p text:style-name="P1">$D7s<text:tab/><text:span text:style-name="T1">Start iteration, break CL on </text:span></text:p>
      <text:p text:style-name="P4"><text:tab/>break characters in string s,</text:p>
      <text:p text:style-name="P1"><text:span text:style-name="T1"><text:tab/>repeat iteration at</text:span> $F8</text:p>
      <text:p text:style-name="P1"/>
      <text:p text:style-name="P1">$D8<text:tab/><text:span text:style-name="T1">Copy integer character code to CL</text:span></text:p>
      <text:p text:style-name="P1"/>
      <text:p text:style-name="P1">$0j<text:tab/><text:span text:style-name="T1">Request jth new symbol from the</text:span></text:p>
      <text:p text:style-name="P4"><text:tab/>symbol generator</text:p>
      <text:p text:style-name="P1"/>
      <text:p text:style-name="P1"><text:span text:style-name="T1">Where</text:span> D <text:span text:style-name="T1">is parameter 1 through 9</text:span></text:p>
      <text:p text:style-name="P1"/>
      <text:p text:style-name="P18"><text:span text:style-name="T1"/></text:p>
      <text:p text:style-name="P23"><text:span text:style-name="T5">Processor Functions</text:span></text:p>
      <text:p text:style-name="P21"><text:span text:style-name="T5"/></text:p>
      <text:p text:style-name="P17">$F0<text:tab/> <text:span text:style-name="T1">Terminate processing, write EOF on</text:span></text:p>
      <text:p text:style-name="P17"><text:span text:style-name="T1"><text:s text:c="14"/>output channel.</text:span></text:p>
      <text:p text:style-name="P3"/>
      <text:p text:style-name="P3">$F1m<text:tab/> <text:span text:style-name="T1">Output constructed line immediately. If m <text:tab/> <text:tab/> <text:s/>omitted default is chan 3. If m is 0 (null</text:span></text:p>
      <text:p text:style-name="P6"><text:tab/> <text:s/>channel) output is discarded.</text:p>
      <text:p text:style-name="P3"/>
      <text:p text:style-name="P3">$F2n<text:tab/> <text:span text:style-name="T1">Copy channel 1 to channel n.</text:span></text:p>
      <text:p text:style-name="P3">m$F2n <text:span text:style-name="T1">Copy channel m to channel n.</text:span></text:p>
      <text:p text:style-name="P3">mR$F2nR <text:span text:style-name="T1">Rewind and copy channel m to n.</text:span></text:p>
      <text:p text:style-name="P3"/>
      <text:p text:style-name="P3">$F3<text:tab/> SET $ = $.</text:p>
      <text:p text:style-name="P3"><text:tab/> <text:span text:style-name="T1">Set parameter 1 to parameter 2 in symbol</text:span></text:p>
      <text:p text:style-name="P6"><text:tab/> <text:s/>table.</text:p>
      <text:p text:style-name="P3"/>
      <text:p text:style-name="P3">$F4<text:tab/> SKIP $.</text:p>
      <text:p text:style-name="P3"><text:tab/> <text:span text:style-name="T1">Skip parameter 1 code body lines.</text:span></text:p>
      <text:p text:style-name="P3"/>
      <text:p text:style-name="P3">$F50<text:tab/> IF $ = $ SKIP $.</text:p>
      <text:p text:style-name="P3">$F51<text:tab/> IF $ -= $ SKIP $.</text:p>
      <text:p text:style-name="P17"><text:tab/> <text:span text:style-name="T1">Compare parameters 1 and 2, if equal</text:span></text:p>
      <text:p text:style-name="P17"><text:span text:style-name="T1"><text:s text:c="13"/>(</text:span>F50<text:span text:style-name="T1">) or not equal (</text:span>F51<text:span text:style-name="T1">), skip parameter 3</text:span></text:p>
      <text:p text:style-name="P17"><text:span text:style-name="T1"><text:s text:c="13"/>lines.</text:span></text:p>
      <text:p text:style-name="P3"/>
      <text:p text:style-name="P3">$F6-<text:tab/> IF $ LT $ SKIP $.</text:p>
      <text:p text:style-name="P3">$F60<text:tab/> IF $ EQ $ SKIP $.</text:p>
      <text:p text:style-name="P3">$F61<text:tab/> IF $ NE $ SKIP $.</text:p>
      <text:p text:style-name="P3">$F6+<text:tab/> IF $ GT $ SKIP $.</text:p>
      <text:p text:style-name="P3"><text:tab/> <text:span text:style-name="T1">Compare as arithmetic expressions.</text:span></text:p>
      <text:p text:style-name="P3"/>
      <text:p text:style-name="P17">$F7<text:tab/> <text:span text:style-name="T1">Constructed line sets count controlled</text:span></text:p>
      <text:p text:style-name="P17"><text:span text:style-name="T1"><text:s text:c="14"/>loop.</text:span></text:p>
      <text:p text:style-name="P3"/>
      <text:p text:style-name="P3">$F8<text:tab/> <text:span text:style-name="T1">Advance an iteration.</text:span></text:p>
      <text:p text:style-name="P3"/>
      <text:p text:style-name="P3">$F9<text:tab/> <text:span text:style-name="T1">Escape from code body.</text:span></text:p>
      <text:p text:style-name="P3"/>
      <text:p text:style-name="P3">$FE<text:tab/> <text:span text:style-name="T1">Force error traceback.</text:span></text:p>
      <text:p text:style-name="P3"/>
      <text:p text:style-name="P22">Stage 2 Template Matching Algorithm</text:p>
      <text:p text:style-name="P1"/>
      <text:list xml:id="list610764668" text:style-name="L1">
        <text:list-item>
          <text:p text:style-name="P11">If one of the branches of the current node matches the current input character, and if the match is EOL, then the input is recognized, begin code body processing.</text:p>
          <text:p text:style-name="P11"/>
        </text:list-item>
        <text:list-item>
          <text:p text:style-name="P11">If the match is not EOL then apply rule 1 to the next input character and the next node of the current branch.</text:p>
          <text:p text:style-name="P11"/>
        </text:list-item>
        <text:list-item>
          <text:p text:style-name="P11">Otherwise (no match) if one of the branches of the current node is a parameter flag then apply rule 1 to the current input and the node following the parameter flag.</text:p>
          <text:p text:style-name="P11"/>
        </text:list-item>
        <text:list-item>
          <text:p text:style-name="P11">If the current node is the root the match fails, output the line.</text:p>
          <text:p text:style-name="P11"/>
        </text:list-item>
        <text:list-item>
          <text:p text:style-name="P11">If the branch entering this node is not the parameter flag, apply rule 3 to the previous node and input.</text:p>
          <text:p text:style-name="P11"/>
        </text:list-item>
        <text:list-item>
          <text:p text:style-name="P11">The substring matched by the branch entering the current node is lengthened by appending the shortest balanced substring of the input line beginning at the current input character. Then apply rule 1 to the input character and the new substring.</text:p>
          <text:p text:style-name="P11"/>
        </text:list-item>
        <text:list-item>
          <text:p text:style-name="P11">If no such substring can be found apply rule 4 to the previous node and the first input character matched by the parameter flag. If the parameter flag matched the null string , the current input character is used.</text:p>
        </text:list-item>
      </text:list>
      <text:p text:style-name="P10"/>
      <text:p text:style-name="P12"/>
      <text:p text:style-name="P24">Initial Base Register Contents</text:p>
      <text:p text:style-name="P10"/>
      <text:p text:style-name="P10"><text:s text:c="2"/><text:span text:style-name="T4">Reg</text:span><text:span text:style-name="T6"> <text:s text:c="4"/></text:span><text:span text:style-name="T4">FLG</text:span><text:span text:style-name="T6"> <text:s text:c="4"/></text:span><text:span text:style-name="T4">VAL</text:span><text:span text:style-name="T6"> <text:s text:c="4"/></text:span><text:span text:style-name="T4">PTR</text:span></text:p>
      <text:p text:style-name="P10"><text:span text:style-name="T6"><text:s text:c="4"/>0 <text:s text:c="9"/>0 <text:s text:c="9"/>0 <text:s text:c="8"/>0</text:span></text:p>
      <text:p text:style-name="P10"><text:span text:style-name="T6"><text:s text:c="4"/>1 <text:s text:c="9"/>1 <text:s text:c="9"/>1 <text:s text:c="8"/>1</text:span></text:p>
      <text:p text:style-name="P10"><text:span text:style-name="T6"><text:s text:c="4"/>2 <text:s text:c="9"/>2 <text:s text:c="9"/>2 <text:s text:c="8"/>2</text:span></text:p>
      <text:p text:style-name="P10"><text:span text:style-name="T6"><text:s text:c="4"/>3 <text:s text:c="9"/>3 <text:s text:c="9"/>3 <text:s text:c="8"/>3</text:span></text:p>
      <text:p text:style-name="P10"><text:span text:style-name="T6"><text:s text:c="4"/>4 <text:s text:c="21"/>4</text:span></text:p>
      <text:p text:style-name="P10"><text:span text:style-name="T6"><text:s text:c="4"/>5 <text:s text:c="21"/>5 <text:s text:c="7"/>10</text:span></text:p>
      <text:p text:style-name="P10"><text:span text:style-name="T6"><text:s text:c="4"/>6 <text:s text:c="21"/>6</text:span></text:p>
      <text:p text:style-name="P10"><text:span text:style-name="T6"><text:s text:c="4"/>7 <text:s text:c="21"/>7 <text:s text:c="7"/>Number of address</text:span></text:p>
      <text:p text:style-name="P10"><text:span text:style-name="T6"><text:s text:c="38"/>units per word</text:span></text:p>
      <text:p text:style-name="P10"><text:span text:style-name="T6"><text:s text:c="4"/>8 <text:s text:c="21"/>8 <text:s text:c="7"/>Address 1</text:span><text:span text:style-name="T7">st</text:span><text:span text:style-name="T6"> free mem</text:span></text:p>
      <text:p text:style-name="P10"><text:span text:style-name="T6"><text:s text:c="4"/>9 <text:s text:c="21"/>9 <text:s text:c="7"/>Address last free mem</text:span></text:p>
      <text:p text:style-name="P10"><text:span text:style-name="T6"/></text:p>
      <text:p text:style-name="P13">Stage 2 Error Messages</text:p>
      <text:p text:style-name="P13"/>
      <text:p text:style-name="P20">CONV<text:tab/><text:span text:style-name="T1">Parameter conversion error</text:span></text:p>
      <text:p text:style-name="P20">EXPR<text:tab/><text:span text:style-name="T1">Expression evaluation error</text:span></text:p>
      <text:p text:style-name="P20">IOCH<text:tab/><text:span text:style-name="T1">I/O channel error</text:span></text:p>
      <text:p text:style-name="P19"><text:span text:style-name="T6">FULL<text:tab/></text:span><text:span text:style-name="T2">Memory full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el" svg:font-family="Ariel"/>
    <style:font-face style:name="Arial2"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3299in" fo:margin-bottom="0.3299in" fo:margin-left="0.1098in" fo:margin-right="0.1098in" style:writing-mode="lr-tb" style:footnote-max-height="0in">
        <style:columns fo:column-count="3" fo:column-gap="0in">
          <style:column style:rel-width="21845*" fo:start-indent="0in" fo:end-indent="0in"/>
          <style:column style:rel-width="21845*" fo:start-indent="0in" fo:end-indent="0in"/>
          <style:column style:rel-width="21845*"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andyl Britten</meta:initial-creator>
    <meta:creation-date>2013-08-17T12:51:28</meta:creation-date>
    <dc:date>2014-01-28T11:50:48</dc:date>
    <meta:editing-duration>PT1H35M24S</meta:editing-duration>
    <meta:editing-cycles>5</meta:editing-cycles>
    <meta:generator>LibreOffice/3.6$Linux_X86_64 LibreOffice_project/360m1$Build-304</meta:generator>
    <meta:document-statistic meta:table-count="0" meta:image-count="0" meta:object-count="0" meta:page-count="2" meta:paragraph-count="110" meta:word-count="776" meta:character-count="4171" meta:non-whitespace-character-count="2951"/>
  </office:meta>
</office:document-meta>
</file>